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1.408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3.9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mPerUltimoGrafico 2" table:style-name="ta1">
        <table:shapes>
          <draw:frame draw:z-index="0" draw:style-name="gr1" draw:text-style-name="P1" svg:width="35.943cm" svg:height="21.336cm" svg:x="3.867cm" svg:y="1.892cm">
            <draw:object draw:notify-on-update-of-ranges="'bpmPerUltimoGrafico 2'.A1:'bpmPerUltimoGrafico 2'.A641 'bpmPerUltimoGrafico 2'.B1:'bpmPerUltimoGrafico 2'.B641 'bpmPerUltimoGrafico 2'.C1:'bpmPerUltimoGrafico 2'.C6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23:44: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/>
        </table:table-row>
        <table:table-row table:style-name="ro1">
          <table:table-cell office:value-type="string" calcext:value-type="string">
            <text:p>23:44:1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ime(HH:MM:SS)</text:p>
          </table:table-cell>
          <table:table-cell office:value-type="string" calcext:value-type="string">
            <text:p>SE Eyeglasses RAW bpm</text:p>
          </table:table-cell>
          <table:table-cell office:value-type="string" calcext:value-type="string">
            <text:p>SE Eyeglasses elaborated bpm</text:p>
          </table:table-cell>
          <table:table-cell/>
        </table:table-row>
        <table:table-row table:style-name="ro1">
          <table:table-cell office:value-type="string" calcext:value-type="string">
            <text:p>23:44:16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19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1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3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5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6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6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2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2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4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6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3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4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4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6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4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0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6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7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4: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4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6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8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0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8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8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1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4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2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0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1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39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0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2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2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4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4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5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8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5:59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2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0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1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1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2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4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6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8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29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0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3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4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6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3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3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6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9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4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4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6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6:5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6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09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3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8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1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2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2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25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2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29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6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3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0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1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3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3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8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8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4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4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7:5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0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7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0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4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7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1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1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3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7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2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6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9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3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2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5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7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4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3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7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8:5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3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4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5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7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09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1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1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3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5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19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20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2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24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27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28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2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1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3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7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3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3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6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4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0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3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7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49:59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3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6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7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09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0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1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4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6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7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8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19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0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1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2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3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4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7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8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29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1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2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4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5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6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8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39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1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3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4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4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6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8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49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0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0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2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4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6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8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8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0:59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00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01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06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3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7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1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0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2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7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29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1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4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4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5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8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3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0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1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2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3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5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6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7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8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4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0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1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2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2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4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6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7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7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8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8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1:59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2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4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5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6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6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8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9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09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1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5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5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8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8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19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4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4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6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7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9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2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3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1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2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4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3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4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8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9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2:5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3:0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3:0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3:0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3:0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3:03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:53:0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1:26:38.85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1:28:09.888000000</dc:date>
    <meta:editing-duration>PT10M21S</meta:editing-duration>
    <meta:editing-cycles>2</meta:editing-cycles>
    <meta:generator>LibreOffice/7.3.0.3$Windows_X86_64 LibreOffice_project/0f246aa12d0eee4a0f7adcefbf7c878fc2238db3</meta:generator>
    <meta:document-statistic meta:table-count="1" meta:cell-count="192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5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3pt" style:font-size-asian="9pt" style:font-size-complex="9pt"/>
    </style:style>
    <style:style style:name="ch8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944cm" svg:height="21.337cm" xlink:href=".." xlink:type="simple" chart:class="chart:line" chart:style-name="ch1">
        <chart:title svg:x="8.862cm" svg:y="0.562cm" chart:style-name="ch2">
          <text:p>RawBpm by sensor compared with processedBpm by algorithm</text:p>
        </chart:title>
        <chart:subtitle svg:x="11.77cm" svg:y="2.07cm" chart:style-name="ch3">
          <text:p>Risultati della funzione checkForTrueBeat() corretta</text:p>
        </chart:subtitle>
        <chart:legend chart:legend-position="end" svg:x="29.132cm" svg:y="9.988cm" style:legend-expansion="high" chart:style-name="ch4"/>
        <chart:plot-area chart:style-name="ch5" table:cell-range-address="'bpmPerUltimoGrafico 2'.A1:'bpmPerUltimoGrafico 2'.C641" chart:data-source-has-labels="both" svg:x="1.974cm" svg:y="3.407cm" svg:width="26.44cm" svg:height="16.278cm">
          <chart:coordinate-region svg:x="3.036cm" svg:y="3.407cm" svg:width="25.378cm" svg:height="14.583cm"/>
          <chart:axis chart:dimension="x" chart:name="primary-x" chart:style-name="ch6" chartooo:axis-type="auto">
            <chartooo:date-scale/>
            <chart:title svg:x="13.29cm" svg:y="20.112cm" chart:style-name="ch7">
              <text:p>Time(HH:MM:SS)</text:p>
            </chart:title>
            <chart:categories table:cell-range-address="'bpmPerUltimoGrafico 2'.A1:'bpmPerUltimoGrafico 2'.A641"/>
          </chart:axis>
          <chart:axis chart:dimension="y" chart:name="primary-y" chart:style-name="ch8">
            <chart:title svg:x="0.451cm" svg:y="12.137cm" chart:style-name="ch9">
              <text:p>BPM</text:p>
            </chart:title>
            <chart:grid chart:style-name="ch10" chart:class="major"/>
          </chart:axis>
          <chart:series chart:style-name="ch11" chart:values-cell-range-address="'bpmPerUltimoGrafico 2'.B1:'bpmPerUltimoGrafico 2'.B641" loext:label-string="raw_bpm_sensor" chart:class="chart:line">
            <chart:data-point chart:repeated="641"/>
          </chart:series>
          <chart:series chart:style-name="ch12" chart:values-cell-range-address="'bpmPerUltimoGrafico 2'.C1:'bpmPerUltimoGrafico 2'.C641" loext:label-string="processed_bpm_algorithm" chart:class="chart:line">
            <chart:data-point chart:repeated="6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_bpm_sensor</text:p>
              </table:table-cell>
              <table:table-cell office:value-type="string">
                <text:p>processed_bpm_algorithm</text:p>
              </table:table-cell>
            </table:table-row>
          </table:table-header-rows>
          <table:table-rows>
            <table:table-row>
              <table:table-cell office:value-type="string">
                <text:p>23:44:14</text:p>
                <draw:g>
                  <svg:desc>'bpmPerUltimoGrafico 2'.A1:'bpmPerUltimoGrafico 2'.A641</svg:desc>
                </draw:g>
              </table:table-cell>
              <table:table-cell office:value-type="float" office:value="4">
                <text:p>4</text:p>
                <draw:g>
                  <svg:desc>'bpmPerUltimoGrafico 2'.B1:'bpmPerUltimoGrafico 2'.B641</svg:desc>
                </draw:g>
              </table:table-cell>
              <table:table-cell office:value-type="float" office:value="0">
                <text:p>0</text:p>
                <draw:g>
                  <svg:desc>'bpmPerUltimoGrafico 2'.C1:'bpmPerUltimoGrafico 2'.C641</svg:desc>
                </draw:g>
              </table:table-cell>
            </table:table-row>
            <table:table-row>
              <table:table-cell office:value-type="string">
                <text:p>23:44:1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:44:16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:44:1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:44:19</text:p>
              </table:table-cell>
              <table:table-cell office:value-type="float" office:value="91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:44:20</text:p>
              </table:table-cell>
              <table:table-cell office:value-type="float" office:value="73">
                <text:p>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:44:21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44:22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:44:23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:44:23</text:p>
              </table:table-cell>
              <table:table-cell office:value-type="float" office:value="91">
                <text:p>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:44:24</text:p>
              </table:table-cell>
              <table:table-cell office:value-type="float" office:value="75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:44:25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44:26</text:p>
              </table:table-cell>
              <table:table-cell office:value-type="float" office:value="97">
                <text:p>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:44:26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:44:27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44: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44:29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4:3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31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4:3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4:32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4:33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4:34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35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3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4:3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4:38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39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40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4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4:44</text:p>
              </table:table-cell>
              <table:table-cell office:value-type="float" office:value="19">
                <text:p>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4:44</text:p>
              </table:table-cell>
              <table:table-cell office:value-type="float" office:value="136">
                <text:p>1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4:45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4:4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4:46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44:47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44:48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44:4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44:50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4:50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4:5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4:52</text:p>
              </table:table-cell>
              <table:table-cell office:value-type="float" office:value="60">
                <text:p>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53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54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4:56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4:5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58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4:59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00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01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02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0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03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04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05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5:05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5:06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07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08</text:p>
              </table:table-cell>
              <table:table-cell office:value-type="float" office:value="103">
                <text:p>1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08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09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10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11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1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12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13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1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15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16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16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17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18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18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19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20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21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5:22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5:22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23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5:24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5:25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25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26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5:27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2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28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29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30</text:p>
              </table:table-cell>
              <table:table-cell office:value-type="float" office:value="97">
                <text:p>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5:31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5:31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5:32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33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5:34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35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35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5:36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5:3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3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5:39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5:39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40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5:41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2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3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4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5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6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7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48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49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5:4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5:50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5:51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5:5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5:5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5:53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5:54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5:55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5:56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5: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5:57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5:58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5:59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0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0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01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02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0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04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04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05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06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07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0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08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09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1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6:10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6:11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12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13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14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1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15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16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17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18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18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19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20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20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21</text:p>
              </table:table-cell>
              <table:table-cell office:value-type="float" office:value="65">
                <text:p>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22</text:p>
              </table:table-cell>
              <table:table-cell office:value-type="float" office:value="107">
                <text:p>1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23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6:24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6:24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6:26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6:27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6:28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6:28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29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30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30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31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33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33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34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3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36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36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37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38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39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40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6:40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41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42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43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43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4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45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6:46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46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4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48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6:49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4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50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51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6:52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52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53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6:54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6:54</text:p>
              </table:table-cell>
              <table:table-cell office:value-type="float" office:value="107">
                <text:p>1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6:56</text:p>
              </table:table-cell>
              <table:table-cell office:value-type="float" office:value="36">
                <text:p>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6:57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7:00</text:p>
              </table:table-cell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7:00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7:0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7:02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7:03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7:04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7:05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7:06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06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07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0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09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10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10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1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7:12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7:1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47:14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47:15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47:15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47:1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47:1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47:18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7:18</text:p>
              </table:table-cell>
              <table:table-cell office:value-type="float" office:value="143">
                <text:p>1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7:19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7:2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7:20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7:25</text:p>
              </table:table-cell>
              <table:table-cell office:value-type="float" office:value="13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7:29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7:29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30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31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32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3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33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34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35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7:36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7:37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7:38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7:38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39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40</text:p>
              </table:table-cell>
              <table:table-cell office:value-type="float" office:value="94">
                <text:p>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41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41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4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43</text:p>
              </table:table-cell>
              <table:table-cell office:value-type="float" office:value="111">
                <text:p>1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7:43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44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45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7:4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7:4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7:47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7:4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7:48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7:4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7:50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7:51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7:51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7:5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47:53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47:54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47:54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47:55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7:56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7:5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7:58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7:5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7:59</text:p>
              </table:table-cell>
              <table:table-cell office:value-type="float" office:value="93">
                <text:p>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00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00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01</text:p>
              </table:table-cell>
              <table:table-cell office:value-type="float" office:value="107">
                <text:p>1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0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02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03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04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05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0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0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07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08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08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09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10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11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1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12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1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14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15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1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1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17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18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1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19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8:20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21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22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2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8:23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8:2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25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2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2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27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27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28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2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30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8:31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3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3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33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34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35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35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3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37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3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39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3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40</text:p>
              </table:table-cell>
              <table:table-cell office:value-type="float" office:value="62">
                <text:p>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8:4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8:4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8:43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8:4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8:45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8:45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8:46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8:47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8:48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8:49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8:49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8:50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8:51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8:52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8:53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8:53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8:54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5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5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56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57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8:58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8:5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00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00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01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03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03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04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05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06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07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07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08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09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10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11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11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1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13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1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1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49:15</text:p>
              </table:table-cell>
              <table:table-cell office:value-type="float" office:value="91">
                <text:p>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16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1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18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19</text:p>
              </table:table-cell>
              <table:table-cell office:value-type="float" office:value="37">
                <text:p>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20</text:p>
              </table:table-cell>
              <table:table-cell office:value-type="float" office:value="131">
                <text:p>1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22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24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27</text:p>
              </table:table-cell>
              <table:table-cell office:value-type="float" office:value="18">
                <text:p>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28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29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9:30</text:p>
              </table:table-cell>
              <table:table-cell office:value-type="float" office:value="41">
                <text:p>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49:31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3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32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33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34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3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35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36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37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38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39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40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41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9:4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4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4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44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4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46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46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47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4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49: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49: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49:50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49:5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49:52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53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49:53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54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5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56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49:56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5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49:58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49:59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0:00</text:p>
              </table:table-cell>
              <table:table-cell office:value-type="float" office:value="37">
                <text:p>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0:01</text:p>
              </table:table-cell>
              <table:table-cell office:value-type="float" office:value="65">
                <text:p>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0:0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50:03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0:03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50:0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50:05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50:05</text:p>
              </table:table-cell>
              <table:table-cell office:value-type="float" office:value="97">
                <text:p>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06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07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08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09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09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10</text:p>
              </table:table-cell>
              <table:table-cell office:value-type="float" office:value="68">
                <text:p>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11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12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13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1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:50:14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15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16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:50:16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50:17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50:18</text:p>
              </table:table-cell>
              <table:table-cell office:value-type="float" office:value="103">
                <text:p>1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19</text:p>
              </table:table-cell>
              <table:table-cell office:value-type="float" office:value="66">
                <text:p>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19</text:p>
              </table:table-cell>
              <table:table-cell office:value-type="float" office:value="61">
                <text:p>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0</text:p>
              </table:table-cell>
              <table:table-cell office:value-type="float" office:value="61">
                <text:p>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1</text:p>
              </table:table-cell>
              <table:table-cell office:value-type="float" office:value="65">
                <text:p>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2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3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4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4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5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6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6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7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0:28</text:p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:50:29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50:30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50:31</text:p>
              </table:table-cell>
              <table:table-cell office:value-type="float" office:value="61">
                <text:p>6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50:32</text:p>
              </table:table-cell>
              <table:table-cell office:value-type="float" office:value="71">
                <text:p>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:50:32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:50:33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0:34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0:35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0:3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0:36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0: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50:38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0:39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0:39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0:40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50:41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50:42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50:43</text:p>
              </table:table-cell>
              <table:table-cell office:value-type="float" office:value="94">
                <text:p>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50:44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50:44</text:p>
              </table:table-cell>
              <table:table-cell office:value-type="float" office:value="143">
                <text:p>1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50:46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50:48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50:49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50:50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50:50</text:p>
              </table:table-cell>
              <table:table-cell office:value-type="float" office:value="143">
                <text:p>1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50:51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50:5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50:52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50:5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50:53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0:54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0:54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0:55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0:56</text:p>
              </table:table-cell>
              <table:table-cell office:value-type="float" office:value="115">
                <text:p>1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0:56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0:57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0:58</text:p>
              </table:table-cell>
              <table:table-cell office:value-type="float" office:value="120">
                <text:p>1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0:58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0:59</text:p>
              </table:table-cell>
              <table:table-cell office:value-type="float" office:value="107">
                <text:p>1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00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01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06</text:p>
              </table:table-cell>
              <table:table-cell office:value-type="float" office:value="11">
                <text:p>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10</text:p>
              </table:table-cell>
              <table:table-cell office:value-type="float" office:value="14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13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13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1:14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1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16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17</text:p>
              </table:table-cell>
              <table:table-cell office:value-type="float" office:value="65">
                <text:p>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18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18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1:19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20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1:21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22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22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1:23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1:24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1:25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1:25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51:26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1:27</text:p>
              </table:table-cell>
              <table:table-cell office:value-type="float" office:value="97">
                <text:p>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1:27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1:28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1:29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1:30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1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1:31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1:32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1:3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4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4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5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6</text:p>
              </table:table-cell>
              <table:table-cell office:value-type="float" office:value="50">
                <text:p>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7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8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8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1:3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1:40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1:40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1:41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1:42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51:42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1:43</text:p>
              </table:table-cell>
              <table:table-cell office:value-type="float" office:value="107">
                <text:p>1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1:44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51:45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1:45</text:p>
              </table:table-cell>
              <table:table-cell office:value-type="float" office:value="107">
                <text:p>1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1:46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1:47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51:48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1:48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:51:49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:51:50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:51:50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:51:51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1:52</text:p>
              </table:table-cell>
              <table:table-cell office:value-type="float" office:value="81">
                <text:p>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:51:52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:51:53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:51:54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1:54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1:56</text:p>
              </table:table-cell>
              <table:table-cell office:value-type="float" office:value="43">
                <text:p>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1:57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1:57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1:58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1:58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1:59</text:p>
              </table:table-cell>
              <table:table-cell office:value-type="float" office:value="111">
                <text:p>1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2:00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:52: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:52:01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:52:02</text:p>
              </table:table-cell>
              <table:table-cell office:value-type="float" office:value="81">
                <text:p>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:52:02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:52:03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:52:04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2:0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2:05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2:06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2:06</text:p>
              </table:table-cell>
              <table:table-cell office:value-type="float" office:value="115">
                <text:p>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2:0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2:08</text:p>
              </table:table-cell>
              <table:table-cell office:value-type="float" office:value="47">
                <text:p>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2:09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2:09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:52:10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:52:11</text:p>
              </table:table-cell>
              <table:table-cell office:value-type="float" office:value="81">
                <text:p>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:52:12</text:p>
              </table:table-cell>
              <table:table-cell office:value-type="float" office:value="70">
                <text:p>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2:12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52:13</text:p>
              </table:table-cell>
              <table:table-cell office:value-type="float" office:value="68">
                <text:p>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:52:15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:52:15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:52:16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:52:17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52:18</text:p>
              </table:table-cell>
              <table:table-cell office:value-type="float" office:value="62">
                <text:p>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52:18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:52:19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:52:20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:52:20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52:2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:52:22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52:23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2:24</text:p>
              </table:table-cell>
              <table:table-cell office:value-type="float" office:value="68">
                <text:p>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2:24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2:25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2:26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2:26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27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28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2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2:29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2:3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31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2:32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2:33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2:34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34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35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37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37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3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2:39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40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52:41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41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2:42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2:42</text:p>
              </table:table-cell>
              <table:table-cell office:value-type="float" office:value="103">
                <text:p>1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2:43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2:44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2:4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45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46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4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48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2:48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2:49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52:50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52:51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2:51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52:52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52:53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54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55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56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56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5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58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2:59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52:59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53:0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3:01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53:02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3:03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3:03</text:p>
              </table:table-cell>
              <table:table-cell office:value-type="float" office:value="187">
                <text:p>1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53: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